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5-11-25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5-08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5-03-1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4-12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4-11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4-09-3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4-08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4-05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4-01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3-11-1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3-10-2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3-07-2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3-06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3-05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3-03-0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2-11-2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2-08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2-05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2-03-0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1-12-1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1-09-2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1-06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1-04-0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1-01-25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2544" calcext:value-type="float">
            <text:p>95.7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5864" calcext:value-type="float">
            <text:p>95.6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7304" calcext:value-type="float">
            <text:p>95.7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06521162009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8" meta:object-count="0"/>
    <meta:user-defined meta:name="AppVersion">3.0</meta:user-defined>
  </office:meta>
</office:document-meta>
</file>